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text-underline-style="solid" style:text-underline-width="auto" style:text-underline-color="font-color"/>
    </style:style>
    <style:style style:name="T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haque joueur possède les états suivants :</text:p>
      <text:list xml:id="list3447761602221017058" text:style-name="L1">
        <text:list-item>
          <text:p text:style-name="P1"><text:span text:style-name="T1">Santé :</text:span> jaugée sur 6 points, elle représente le taux de sang pur et fonctionnel dans le corps. Elle augmente d’1 point à chaque fois que le joueur dort. Elle diminue lorsque le joueur reçoit des blessures ou s’intoxique. À 0, le joueur meurt et rejoint les anges. Entre 1 et 2, le joueur ralentit l’équipe d’1 mm/dj et ne peut pas aider son équipe à s’installer ou à farmer, il est également mourant. À 3, le joueur ralentit l’équipe d’1 mm. Au dessus de 4, le joueur est considéré comme étant en bonne santé.</text:p>
        </text:list-item>
        <text:list-item>
          <text:p text:style-name="P1"><text:span text:style-name="T2">Satiété </text:span><text:span text:style-name="T2">:</text:span> jaugée sur 6 points, elle varie d’un certain nombre après chaque demi-journée :</text:p>
          <text:list>
            <text:list-item>
              <text:p text:style-name="P1">-2 pour tout le monde si l’équipe farme, voyage ou s’installe ;</text:p>
            </text:list-item>
            <text:list-item>
              <text:p text:style-name="P1">-1 pour tout le monde si l’équipe dort ou ne fait rien ;</text:p>
            </text:list-item>
            <text:list-item>
              <text:p text:style-name="P1">+5 par joueur qui mange un plat complet cuisiné</text:p>
            </text:list-item>
            <text:list-item>
              <text:p text:style-name="P1">+3 par joueur qui mange une unité aliment viande ;</text:p>
            </text:list-item>
            <text:list-item>
              <text:p text:style-name="P1">+2 par joueur qui mange une unité aliment autre ;</text:p>
            </text:list-item>
          </text:list>
        </text:list-item>
        <text:list-item>
          <text:p text:style-name="P1"><text:span text:style-name="T2">Soif :</text:span> active lorsque qu’un joueur n’a pas bu au moins 0,5L d’eau au bout de 2 demi-journées. Le rend inefficace dans l’installation et le farming. Si le joueur persiste à ne pas boire de l’eau potable, le maître du jeu peut se permettre tout un tas de sanctions progressives au long des demi-journées jusqu’à la mort :)</text:p>
        </text:list-item>
        <text:list-item>
          <text:p text:style-name="P1"><text:span text:style-name="T2">Malnutrition :</text:span> active si le joueur n’a mangé que de la viande depuis 5 demi-journée et a pour conséquences de l’empêcher d’aider son équipe à s’installer ou à farmer et perd 1 point de santé à chaque passage d’un jour à l’autre tant qu’il ne mange pas autre chose.</text:p>
        </text:list-item>
        <text:list-item>
          <text:p text:style-name="P1"><text:span text:style-name="T2">Sur-nutrition :</text:span> active si le joueur mange quelque chose qui le ferait atteindre théoriquement 8 points ou plus de satiété. Ralentit l’équipe de 1 mm/dj et l’empêche d’aider son équipe à farmer.</text:p>
        </text:list-item>
        <text:list-item>
          <text:p text:style-name="P1"><text:span text:style-name="T2">Sous-nutrition :</text:span><text:span text:style-name="T3"> active si le joueur descend à </text:span><text:span text:style-name="T4">0 de satiété</text:span><text:span text:style-name="T3">. Ralentit l’équipe de 2 mm/dj et l’empêche d’aider son équipe à farmer ou à s’installer. De plus, le joueur perd 1 point de santé à chaque passage d’un jour à l’autre tant qu’il ne remonte pas sa jauge de vie.</text:span></text:p>
        </text:list-item>
        <text:list-item>
          <text:p text:style-name="P2">Fatigue :<text:span text:style-name="T3"> active si le joueur n’a pas dormi depuis 4 demi-journées. Le rend moins efficace dans l’installation et le farming. Iel perd également 1 point de santé max.</text:span></text:p>
        </text:list-item>
        <text:list-item>
          <text:p text:style-name="P2">Fatigue extrême :<text:span text:style-name="T3"> active si le joueur n’a pas dormi depuis 7 demi-journées. L’empêche d’aider son équipe, la ralentit de 2 mm/dj et fait perdre au joueur 1 point de vie. Le joueur dort quoi qu’il arrive à la demi-journée suivante et pendant 3 demi-journées consécutives.</text:span></text:p>
        </text:list-item>
        <text:list-item>
          <text:p text:style-name="P1"><text:span text:style-name="T2">Température extrême :</text:span><text:span text:style-name="T3"> active si le joueur s’expose à des températures insoutenables. </text:span><text:span text:style-name="T4">Mort</text:span><text:span text:style-name="T3"> à la demi-journée suivant si le joueur n’a pas changé de climat.</text:span></text:p>
        </text:list-item>
        <text:list-item>
          <text:p text:style-name="P1"><text:span text:style-name="T2">Connaissance :</text:span><text:span text:style-name="T3"> elle contient les données d’un manuel complet lorsque ce dernier a été tenu par le joueur durant plus de 16 demi-journées ou utilisé plus de 10 fois pour des utilisations différentes.</text:span></text:p>
        </text:list-item>
        <text:list-item>
          <text:p text:style-name="P1"><text:span text:style-name="T2">Inventaire :</text:span><text:span text:style-name="T3"> peut contenir 5 unités d’aliment, la gourde d’eau 2L, un équipement, 2 types de matière première et 2 objets divers. Le joueur peut également porter un équipement de plus mais il ralentit l’équipe de 1 mm/dj et ne peut pas l’aider à s’installer ou à farmer.</text:span></text:p>
        </text:list-item>
        <text:list-item>
          <text:p text:style-name="P2">Points de force :<text:span text:style-name="T3"> jaugée sur 6 points, au début à 2 points, elle évolue au cours du temps. -1 en cas de fatigue et -2 en cas de fatigue extrême. Elle influe sur la capacité d'un joueur à combattre contre tel ou tel créature/ennemi.e</text:span></text:p>
        </text:list-item>
        <text:list-item>
          <text:p text:style-name="P2">Points de réflexe:<text:span text:style-name="T3"> jaugée sur 6 points, ça c'est une liberté totale du MJ pour bien casser les couille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3-15T09:13:04.067349136</meta:creation-date>
    <dc:date>2022-03-21T20:36:07.05</dc:date>
    <meta:editing-duration>PT19M46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19" meta:word-count="624" meta:character-count="3363"/>
  </office:meta>
</office:document-meta>
</file>